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bed7" officeooo:paragraph-rsid="000ebed7"/>
    </style:style>
    <style:style style:name="P2" style:family="paragraph" style:parent-style-name="Heading_20_1">
      <style:text-properties officeooo:rsid="00041bd2" officeooo:paragraph-rsid="00041bd2"/>
    </style:style>
    <style:style style:name="P3" style:family="paragraph" style:parent-style-name="Heading_20_1">
      <style:text-properties officeooo:paragraph-rsid="00041bd2"/>
    </style:style>
    <style:style style:name="P4" style:family="paragraph" style:parent-style-name="Heading_20_1">
      <style:text-properties officeooo:rsid="00090a6f" officeooo:paragraph-rsid="00090a6f"/>
    </style:style>
    <style:style style:name="P5" style:family="paragraph" style:parent-style-name="Heading_20_1">
      <style:text-properties officeooo:rsid="00168b3f" officeooo:paragraph-rsid="00168b3f"/>
    </style:style>
    <style:style style:name="P6" style:family="paragraph" style:parent-style-name="Text_20_body">
      <style:text-properties fo:font-weight="normal" officeooo:rsid="000ebed7" officeooo:paragraph-rsid="000ebed7" style:font-weight-asian="normal" style:font-weight-complex="normal"/>
    </style:style>
    <style:style style:name="P7" style:family="paragraph" style:parent-style-name="Text_20_body">
      <style:text-properties officeooo:rsid="000ebed7" officeooo:paragraph-rsid="000ebed7"/>
    </style:style>
    <style:style style:name="P8" style:family="paragraph" style:parent-style-name="Text_20_body">
      <style:text-properties officeooo:rsid="00145614" officeooo:paragraph-rsid="00145614"/>
    </style:style>
    <style:style style:name="P9" style:family="paragraph" style:parent-style-name="Text_20_body">
      <style:text-properties officeooo:rsid="00159990" officeooo:paragraph-rsid="00159990"/>
    </style:style>
    <style:style style:name="P10" style:family="paragraph" style:parent-style-name="Text_20_body">
      <style:text-properties officeooo:rsid="00168b3f" officeooo:paragraph-rsid="00168b3f"/>
    </style:style>
    <style:style style:name="T1" style:family="text">
      <style:text-properties officeooo:rsid="00041bd2"/>
    </style:style>
    <style:style style:name="T2" style:family="text">
      <style:text-properties officeooo:rsid="000ebed7"/>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56a6c"/>
    </style:style>
    <style:style style:name="T6" style:family="text">
      <style:text-properties officeooo:rsid="001599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Programming Assignment #1</text:h>
      <text:p text:style-name="P10">Ankur Saikia(A20445640)</text:p>
      <text:h text:style-name="P2" text:outline-level="1">Server and client for downloading <text:span text:style-name="T2">5 files (1, 2, 3, 4, 5) </text:span>sequentially</text:h>
      <text:p text:style-name="P1">Logs in <text:span text:style-name="T3">5_files_serially</text:span> folder</text:p>
      <text:p text:style-name="P1">we see that the files get downloaded fast and all the md5’s match in the first try</text:p>
      <text:h text:style-name="P3" text:outline-level="1"><text:span text:style-name="T1">Server and client for downloading </text:span><text:span text:style-name="T2">5 </text:span><text:span text:style-name="T1">files </text:span><text:span text:style-name="T2">(</text:span><text:span text:style-name="T1">1, 2, 3, </text:span><text:span text:style-name="T2">4, 5)</text:span><text:span text:style-name="T1"> parallely</text:span></text:h>
      <text:p text:style-name="P1">Logs in <text:span text:style-name="T3">5_files_parallely</text:span><text:span text:style-name="T4"> folder</text:span></text:p>
      <text:p text:style-name="P6">We see that 4 files downloaded successfully with md5’s matching, but 1 file did not download properly and it is only after 8 re tries that we are able to download the file properly.</text:p>
      <text:p text:style-name="P6">By comparing both the sequential and parallel transfers we see that sequential takes less time than parallel. This might change based on the implementation of how both are implemented. We are sending an additional header for parallel downloads which takes up 20 bytes(NUMBER_SIZE) per PACKET of size 1024. This might be the reason for parallel downloads being slower.</text:p>
      <text:h text:style-name="P4" text:outline-level="1">Automated testing with 8 clients</text:h>
      <text:p text:style-name="P10">Can be run using <text:span text:style-name="T3">test.sh</text:span></text:p>
      <text:p text:style-name="P9">Logs in <text:span text:style-name="T3">8_clients_parallely</text:span> &amp; <text:span text:style-name="T3">8_clients_sequentially</text:span></text:p>
      <text:p text:style-name="P1">This is achieved with the help of gnome-terminal and a bash script.</text:p>
      <text:p text:style-name="P8">From the logs we see that Parallel transfers take more time than sequential transfers. <text:span text:style-name="T5">Additionally, </text:span><text:span text:style-name="T6">we see that for parallel downloads we have around 3 failures.</text:span></text:p>
      <text:h text:style-name="Heading_20_1" text:outline-level="1">Stepped testing starting from 8 clients to 64 clients</text:h>
      <text:p text:style-name="P10">Can be run using <text:span text:style-name="T3">stepTest.sh</text:span></text:p>
      <text:p text:style-name="P9">Logs in <text:span text:style-name="T3">Sequential_8_to_64_clients</text:span> &amp; <text:span text:style-name="T3">Parallel_8_to_64_clients</text:span></text:p>
      <text:p text:style-name="P10"><text:span text:style-name="T4">For sequential steps:</text:span></text:p>
      <text:p text:style-name="P10"><text:span text:style-name="T4"><text:tab/>Overall average error: 0.0</text:span></text:p>
      <text:p text:style-name="P10"><text:span text:style-name="T4"><text:tab/>Overall average time: 0.002196299431933807</text:span></text:p>
      <text:p text:style-name="P10">For Parallel steps:</text:p>
      <text:p text:style-name="P10"><text:soft-page-break/><text:tab/>Overall average error: 3.386135114885115</text:p>
      <text:p text:style-name="P10"><text:tab/>Overall average time: 0.004014801241790616</text:p>
      <text:p text:style-name="P10">The graphs are present in ../Docs/Report.odt</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7T21:04:58.779283731</meta:creation-date>
    <dc:date>2020-09-29T19:12:06.627488288</dc:date>
    <meta:editing-duration>PT47M21S</meta:editing-duration>
    <meta:editing-cycles>8</meta:editing-cycles>
    <meta:generator>LibreOffice/7.0.1.2$Linux_X86_64 LibreOffice_project/88a63c56098013eb4038e11ebe7c8c0daab09aa8</meta:generator>
    <meta:document-statistic meta:table-count="0" meta:image-count="0" meta:object-count="0" meta:page-count="2" meta:paragraph-count="24" meta:word-count="248" meta:character-count="1595" meta:non-whitespace-character-count="1367"/>
  </office:meta>
</office:document-meta>
</file>